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2" style:family="paragraph" style:parent-style-name="Standard">
      <style:paragraph-properties fo:line-height="150%" fo:text-align="center" style:justify-single-word="false"/>
      <style:text-properties fo:text-transform="uppercase" style:font-name="Times New Roman" fo:font-size="12pt" fo:font-weight="bold" fo:background-color="transparent" style:font-size-asian="12pt" style:font-weight-asian="bold" style:font-size-complex="12pt" style:font-weight-complex="bold"/>
    </style:style>
    <style:style style:name="P3" style:family="paragraph" style:parent-style-name="Standard">
      <style:paragraph-properties fo:line-height="150%"/>
      <style:text-properties style:font-name="Times New Roman"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5" style:family="paragraph" style:parent-style-name="Standard">
      <style:paragraph-properties fo:line-height="200%"/>
      <style:text-properties style:font-name="Times New Roman" fo:font-size="12pt" style:font-size-asian="12pt" style:font-size-complex="12pt"/>
    </style:style>
    <style:style style:name="P6"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7" style:family="paragraph" style:parent-style-name="Standard">
      <style:paragraph-properties fo:margin-left="3.0626in" fo:margin-right="0in" style:line-height-at-least="0.0693in" fo:text-indent="0in" style:auto-text-indent="false"/>
      <style:text-properties style:font-name="Times New Roman" fo:font-size="12pt" style:font-size-asian="12pt" style:font-size-complex="12pt"/>
    </style:style>
    <style:style style:name="P8" style:family="paragraph" style:parent-style-name="Standard">
      <style:paragraph-properties fo:line-height="150%" fo:text-align="center" style:justify-single-word="false" fo:break-before="page"/>
      <style:text-properties fo:text-transform="uppercase" style:font-name="Times New Roman" fo:font-size="12pt" fo:font-weight="bold" style:font-size-asian="12pt" style:font-weight-asian="bold" style:font-size-complex="12pt" style:font-weight-complex="bold"/>
    </style:style>
    <style:style style:name="P9" style:family="paragraph" style:parent-style-name="Standard" style:master-page-name="Standard">
      <style:paragraph-properties fo:line-height="150%" fo:text-align="center" style:justify-single-word="false" style:page-number="auto"/>
      <style:text-properties fo:text-transform="uppercase" style:font-name="Times New Roman" fo:font-size="12pt" fo:font-weight="bold" style:font-size-asian="12pt" style:font-weight-asian="bold" style:font-size-complex="12pt"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NSENT TO ACTIOn WITHOUT A Meeting of the DIRECTORS </text:p>
      <text:p text:style-name="P1">OF</text:p>
      <text:p text:style-name="P2">[onshow.company_name]</text:p>
      <text:p text:style-name="P4">A Wyoming Nonprofit Corporation (hereafter “corporation”)</text:p>
      <text:p text:style-name="P4"/>
      <text:p text:style-name="P3">In accordance with the provisions of the Wyoming Business Corporation Act, Rose Garcia, on behalf of Wyoming Executive Management Corp, the original Director of the corporation, hereby consents to the following action:</text:p>
      <text:p text:style-name="P3">RESOLVED that <text:bookmark text:name="Nominee1"/>[onshow.director1], is hereby appointed as Director of the corporation, to serve until a successor is duly elected and qualified.</text:p>
      <text:p text:style-name="P3">FURTHER RESOLVED, that the Director, <text:bookmark text:name="Nominee2"/>[onshow.director1], shall have the full power and authority to act on behalf of the corporation.</text:p>
      <text:p text:style-name="P3">RESOLVED FURTHER that <text:bookmark text:name="Nominee3"/>[onshow.director1] is hereby authorized to manage, control, and operate any portion of the business with such being but not limited to: any and all lawful business transactions; the opening a bank account in the name of this entity for the deposit of funds belonging to the company, such funds to be withdrawn by authorized parties.</text:p>
      <text:p text:style-name="P3">FURTHER RESOLVED, that I, Rose Garcia, the original incorporator of the corporation, hereby tender and submit my resignation as a director of any and all positions with the above named corporation, such resignation to be effective this day.</text:p>
      <text:p text:style-name="P3">IN WITNESS HEREOF, the undersigned has executed this written consent as of the date hereof.</text:p>
      <text:p text:style-name="P5">Dated today, <text:date style:data-style-name="N76" text:date-value="2013-08-14T16:08:41.42">August 14, 2013</text:date>.</text:p>
      <text:p text:style-name="P6"/>
      <text:p text:style-name="P7">________________________________________<text:line-break/>Rose Garcia, Director</text:p>
      <text:p text:style-name="P8">ACCEPTANCE OF APPOINTMENT AS DIRECTOR </text:p>
      <text:p text:style-name="P1">OF</text:p>
      <text:p text:style-name="P1">[onshow.company_name]</text:p>
      <text:p text:style-name="P4">A Wyoming Corporation (hereafter “corporation”)</text:p>
      <text:p text:style-name="P4"/>
      <text:p text:style-name="P3">I, <text:bookmark text:name="Nominee4"/>[onshow.director1], having been appointed a Director of the corporation, do hereby accept said position effective as of the time of my appointment on this ________ day of _______________________, __________.</text:p>
      <text:p text:style-name="P7"/>
      <text:p text:style-name="P6"/>
      <text:p text:style-name="P7">________________________________________<text:line-break/>[onshow.director1], Dir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ogt</meta:initial-creator>
    <meta:creation-date>2010-11-07T15:46:31.70</meta:creation-date>
    <dc:date>2013-08-14T16:08:41.41</dc:date>
    <meta:editing-duration>PT13M3S</meta:editing-duration>
    <meta:editing-cycles>6</meta:editing-cycles>
    <meta:generator>OpenOffice.org/3.4.1$Win32 OpenOffice.org_project/341m1$Build-9593</meta:generator>
    <meta:document-statistic meta:table-count="0" meta:image-count="0" meta:object-count="0" meta:page-count="2" meta:paragraph-count="18" meta:word-count="255" meta:character-count="1790"/>
  </office:meta>
</office:document-meta>
</file>